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number-columns-repeated="8" table:default-cell-style-name="ce2"/>
        <table:table-column table:style-name="co5" table:number-columns-repeated="1011" table:default-cell-style-name="ce2"/>
        <table:table-row table:style-name="ro1">
          <table:table-cell office:value-type="string">
            <text:p>monthly contribution</text:p>
          </table:table-cell>
          <table:table-cell office:value-type="string">
            <text:p>employer</text:p>
          </table:table-cell>
          <table:table-cell table:formula="of:=15513/12*2" office:value-type="float" office:value="2585.5">
            <text:p>2585.50</text:p>
          </table:table-cell>
          <table:table-cell/>
          <table:table-cell table:style-name="ce1" table:formula="of:=[.C1]*(1+[.B3]/100*12)^10" office:value-type="float" office:value="3229.81545911783">
            <text:p>32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]*12*10" office:value-type="float" office:value="310260">
            <text:p>310260.00</text:p>
          </table:table-cell>
          <table:table-cell table:number-columns-repeated="1019"/>
        </table:table-row>
        <table:table-row table:style-name="ro1">
          <table:table-cell office:value-type="string">
            <text:p>Monthly interest</text:p>
          </table:table-cell>
          <table:table-cell table:formula="of:=2.25/12" office:value-type="float" office:value="0.1875">
            <text:p>0.19</text:p>
          </table:table-cell>
          <table:table-cell office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136583+[.$C$1]" office:value-type="float" office:value="139168.5">
            <text:p>139169</text:p>
          </table:table-cell>
          <table:table-cell table:style-name="ce1" table:formula="of:=[.B6]*(1+[.$B$3]/100)+[.$C$1]" office:value-type="float" office:value="142014.9409375">
            <text:p>142015</text:p>
          </table:table-cell>
          <table:table-cell table:style-name="ce1" table:formula="of:=[.C6]*(1+[.$B$3]/100)+[.$C$1]" office:value-type="float" office:value="144866.718951758">
            <text:p>144867</text:p>
          </table:table-cell>
          <table:table-cell table:style-name="ce1" table:formula="of:=[.D6]*(1+[.$B$3]/100)+[.$C$1]" office:value-type="float" office:value="147723.844049792">
            <text:p>147724</text:p>
          </table:table-cell>
          <table:table-cell table:style-name="ce1" table:formula="of:=[.E6]*(1+[.$B$3]/100)+[.$C$1]" office:value-type="float" office:value="150586.326257386">
            <text:p>150586</text:p>
          </table:table-cell>
          <table:table-cell table:style-name="ce1" table:formula="of:=[.F6]*(1+[.$B$3]/100)+[.$C$1]" office:value-type="float" office:value="153454.175619118">
            <text:p>153454</text:p>
          </table:table-cell>
          <table:table-cell table:style-name="ce1" table:formula="of:=[.G6]*(1+[.$B$3]/100)+[.$C$1]" office:value-type="float" office:value="156327.402198404">
            <text:p>156327</text:p>
          </table:table-cell>
          <table:table-cell table:style-name="ce1" table:formula="of:=[.H6]*(1+[.$B$3]/100)+[.$C$1]" office:value-type="float" office:value="159206.016077526">
            <text:p>159206</text:p>
          </table:table-cell>
          <table:table-cell table:style-name="ce1" table:formula="of:=[.I6]*(1+[.$B$3]/100)+[.$C$1]" office:value-type="float" office:value="162090.027357672">
            <text:p>162090</text:p>
          </table:table-cell>
          <table:table-cell table:style-name="ce1" table:formula="of:=[.J6]*(1+[.$B$3]/100)+[.$C$1]" office:value-type="float" office:value="164979.446158967">
            <text:p>164979</text:p>
          </table:table-cell>
          <table:table-cell table:style-name="ce1" table:formula="of:=[.K6]*(1+[.$B$3]/100)+[.$C$1]" office:value-type="float" office:value="167874.282620515">
            <text:p>167874</text:p>
          </table:table-cell>
          <table:table-cell table:style-name="ce1" table:formula="of:=[.L6]*(1+[.$B$3]/100)+[.$C$1]" office:value-type="float" office:value="170774.546900429">
            <text:p>170775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[.M6]*(1+[.$B$3]/100)+[.$C$1]" office:value-type="float" office:value="173680.249175867">
            <text:p>173680</text:p>
          </table:table-cell>
          <table:table-cell table:style-name="ce1" table:formula="of:=[.B7]*(1+[.$B$3]/100)+[.$C$1]" office:value-type="float" office:value="176591.399643072">
            <text:p>176591</text:p>
          </table:table-cell>
          <table:table-cell table:style-name="ce1" table:formula="of:=[.C7]*(1+[.$B$3]/100)+[.$C$1]" office:value-type="float" office:value="179508.008517403">
            <text:p>179508</text:p>
          </table:table-cell>
          <table:table-cell table:style-name="ce1" table:formula="of:=[.D7]*(1+[.$B$3]/100)+[.$C$1]" office:value-type="float" office:value="182430.086033373">
            <text:p>182430</text:p>
          </table:table-cell>
          <table:table-cell table:style-name="ce1" table:formula="of:=[.E7]*(1+[.$B$3]/100)+[.$C$1]" office:value-type="float" office:value="185357.642444685">
            <text:p>185358</text:p>
          </table:table-cell>
          <table:table-cell table:style-name="ce1" table:formula="of:=[.F7]*(1+[.$B$3]/100)+[.$C$1]" office:value-type="float" office:value="188290.688024269">
            <text:p>188291</text:p>
          </table:table-cell>
          <table:table-cell table:style-name="ce1" table:formula="of:=[.G7]*(1+[.$B$3]/100)+[.$C$1]" office:value-type="float" office:value="191229.233064315">
            <text:p>191229</text:p>
          </table:table-cell>
          <table:table-cell table:style-name="ce1" table:formula="of:=[.H7]*(1+[.$B$3]/100)+[.$C$1]" office:value-type="float" office:value="194173.28787631">
            <text:p>194173</text:p>
          </table:table-cell>
          <table:table-cell table:style-name="ce1" table:formula="of:=[.I7]*(1+[.$B$3]/100)+[.$C$1]" office:value-type="float" office:value="197122.862791078">
            <text:p>197123</text:p>
          </table:table-cell>
          <table:table-cell table:style-name="ce1" table:formula="of:=[.J7]*(1+[.$B$3]/100)+[.$C$1]" office:value-type="float" office:value="200077.968158812">
            <text:p>200078</text:p>
          </table:table-cell>
          <table:table-cell table:style-name="ce1" table:formula="of:=[.K7]*(1+[.$B$3]/100)+[.$C$1]" office:value-type="float" office:value="203038.614349109">
            <text:p>203039</text:p>
          </table:table-cell>
          <table:table-cell table:style-name="ce1" table:formula="of:=[.L7]*(1+[.$B$3]/100)+[.$C$1]" office:value-type="float" office:value="206004.811751014">
            <text:p>206005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[.M7]*(1+[.$B$3]/100)+[.$C$1]" office:value-type="float" office:value="208976.570773047">
            <text:p>208977</text:p>
          </table:table-cell>
          <table:table-cell table:style-name="ce1" table:formula="of:=[.B8]*(1+[.$B$3]/100)+[.$C$1]" office:value-type="float" office:value="211953.901843247">
            <text:p>211954</text:p>
          </table:table-cell>
          <table:table-cell table:style-name="ce1" table:formula="of:=[.C8]*(1+[.$B$3]/100)+[.$C$1]" office:value-type="float" office:value="214936.815409203">
            <text:p>214937</text:p>
          </table:table-cell>
          <table:table-cell table:style-name="ce1" table:formula="of:=[.D8]*(1+[.$B$3]/100)+[.$C$1]" office:value-type="float" office:value="217925.321938095">
            <text:p>217925</text:p>
          </table:table-cell>
          <table:table-cell table:style-name="ce1" table:formula="of:=[.E8]*(1+[.$B$3]/100)+[.$C$1]" office:value-type="float" office:value="220919.431916729">
            <text:p>220919</text:p>
          </table:table-cell>
          <table:table-cell table:style-name="ce1" table:formula="of:=[.F8]*(1+[.$B$3]/100)+[.$C$1]" office:value-type="float" office:value="223919.155851573">
            <text:p>223919</text:p>
          </table:table-cell>
          <table:table-cell table:style-name="ce1" table:formula="of:=[.G8]*(1+[.$B$3]/100)+[.$C$1]" office:value-type="float" office:value="226924.504268795">
            <text:p>226925</text:p>
          </table:table-cell>
          <table:table-cell table:style-name="ce1" table:formula="of:=[.H8]*(1+[.$B$3]/100)+[.$C$1]" office:value-type="float" office:value="229935.487714299">
            <text:p>229935</text:p>
          </table:table-cell>
          <table:table-cell table:style-name="ce1" table:formula="of:=[.I8]*(1+[.$B$3]/100)+[.$C$1]" office:value-type="float" office:value="232952.116753763">
            <text:p>232952</text:p>
          </table:table-cell>
          <table:table-cell table:style-name="ce1" table:formula="of:=[.J8]*(1+[.$B$3]/100)+[.$C$1]" office:value-type="float" office:value="235974.401972676">
            <text:p>235974</text:p>
          </table:table-cell>
          <table:table-cell table:style-name="ce1" table:formula="of:=[.K8]*(1+[.$B$3]/100)+[.$C$1]" office:value-type="float" office:value="239002.353976375">
            <text:p>239002</text:p>
          </table:table-cell>
          <table:table-cell table:style-name="ce1" table:formula="of:=[.L8]*(1+[.$B$3]/100)+[.$C$1]" office:value-type="float" office:value="242035.983390081">
            <text:p>242036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[.M8]*(1+[.$B$3]/100)+[.$C$1]" office:value-type="float" office:value="245075.300858937">
            <text:p>245075</text:p>
          </table:table-cell>
          <table:table-cell table:style-name="ce1" table:formula="of:=[.B9]*(1+[.$B$3]/100)+[.$C$1]" office:value-type="float" office:value="248120.317048048">
            <text:p>248120</text:p>
          </table:table-cell>
          <table:table-cell table:style-name="ce1" table:formula="of:=[.C9]*(1+[.$B$3]/100)+[.$C$1]" office:value-type="float" office:value="251171.042642513">
            <text:p>251171</text:p>
          </table:table-cell>
          <table:table-cell table:style-name="ce1" table:formula="of:=[.D9]*(1+[.$B$3]/100)+[.$C$1]" office:value-type="float" office:value="254227.488347468">
            <text:p>254227</text:p>
          </table:table-cell>
          <table:table-cell table:style-name="ce1" table:formula="of:=[.E9]*(1+[.$B$3]/100)+[.$C$1]" office:value-type="float" office:value="257289.664888119">
            <text:p>257290</text:p>
          </table:table-cell>
          <table:table-cell table:style-name="ce1" table:formula="of:=[.F9]*(1+[.$B$3]/100)+[.$C$1]" office:value-type="float" office:value="260357.583009784">
            <text:p>260358</text:p>
          </table:table-cell>
          <table:table-cell table:style-name="ce1" table:formula="of:=[.G9]*(1+[.$B$3]/100)+[.$C$1]" office:value-type="float" office:value="263431.253477928">
            <text:p>263431</text:p>
          </table:table-cell>
          <table:table-cell table:style-name="ce1" table:formula="of:=[.H9]*(1+[.$B$3]/100)+[.$C$1]" office:value-type="float" office:value="266510.687078199">
            <text:p>266511</text:p>
          </table:table-cell>
          <table:table-cell table:style-name="ce1" table:formula="of:=[.I9]*(1+[.$B$3]/100)+[.$C$1]" office:value-type="float" office:value="269595.89461647">
            <text:p>269596</text:p>
          </table:table-cell>
          <table:table-cell table:style-name="ce1" table:formula="of:=[.J9]*(1+[.$B$3]/100)+[.$C$1]" office:value-type="float" office:value="272686.886918876">
            <text:p>272687</text:p>
          </table:table-cell>
          <table:table-cell table:style-name="ce1" table:formula="of:=[.K9]*(1+[.$B$3]/100)+[.$C$1]" office:value-type="float" office:value="275783.674831849">
            <text:p>275784</text:p>
          </table:table-cell>
          <table:table-cell table:style-name="ce1" table:formula="of:=[.L9]*(1+[.$B$3]/100)+[.$C$1]" office:value-type="float" office:value="278886.269222159">
            <text:p>278886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[.M9]*(1+[.$B$3]/100)+[.$C$1]" office:value-type="float" office:value="281994.680976951">
            <text:p>281995</text:p>
          </table:table-cell>
          <table:table-cell table:style-name="ce1" table:formula="of:=[.B10]*(1+[.$B$3]/100)+[.$C$1]" office:value-type="float" office:value="285108.921003782">
            <text:p>285109</text:p>
          </table:table-cell>
          <table:table-cell table:style-name="ce1" table:formula="of:=[.C10]*(1+[.$B$3]/100)+[.$C$1]" office:value-type="float" office:value="288229.000230664">
            <text:p>288229</text:p>
          </table:table-cell>
          <table:table-cell table:style-name="ce1" table:formula="of:=[.D10]*(1+[.$B$3]/100)+[.$C$1]" office:value-type="float" office:value="291354.929606097">
            <text:p>291355</text:p>
          </table:table-cell>
          <table:table-cell table:style-name="ce1" table:formula="of:=[.E10]*(1+[.$B$3]/100)+[.$C$1]" office:value-type="float" office:value="294486.720099108">
            <text:p>294487</text:p>
          </table:table-cell>
          <table:table-cell table:style-name="ce1" table:formula="of:=[.F10]*(1+[.$B$3]/100)+[.$C$1]" office:value-type="float" office:value="297624.382699294">
            <text:p>297624</text:p>
          </table:table-cell>
          <table:table-cell table:style-name="ce1" table:formula="of:=[.G10]*(1+[.$B$3]/100)+[.$C$1]" office:value-type="float" office:value="300767.928416856">
            <text:p>300768</text:p>
          </table:table-cell>
          <table:table-cell table:style-name="ce1" table:formula="of:=[.H10]*(1+[.$B$3]/100)+[.$C$1]" office:value-type="float" office:value="303917.368282637">
            <text:p>303917</text:p>
          </table:table-cell>
          <table:table-cell table:style-name="ce1" table:formula="of:=[.I10]*(1+[.$B$3]/100)+[.$C$1]" office:value-type="float" office:value="307072.713348167">
            <text:p>307073</text:p>
          </table:table-cell>
          <table:table-cell table:style-name="ce1" table:formula="of:=[.J10]*(1+[.$B$3]/100)+[.$C$1]" office:value-type="float" office:value="310233.974685695">
            <text:p>310234</text:p>
          </table:table-cell>
          <table:table-cell table:style-name="ce1" table:formula="of:=[.K10]*(1+[.$B$3]/100)+[.$C$1]" office:value-type="float" office:value="313401.163388231">
            <text:p>313401</text:p>
          </table:table-cell>
          <table:table-cell table:style-name="ce1" table:formula="of:=[.L10]*(1+[.$B$3]/100)+[.$C$1]" office:value-type="float" office:value="316574.290569584">
            <text:p>316574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1" table:formula="of:=[.M10]*(1+[.$B$3]/100)+[.$C$1]" office:value-type="float" office:value="319753.367364402">
            <text:p>319753</text:p>
          </table:table-cell>
          <table:table-cell table:style-name="ce1" table:formula="of:=[.B11]*(1+[.$B$3]/100)+[.$C$1]" office:value-type="float" office:value="322938.40492821">
            <text:p>322938</text:p>
          </table:table-cell>
          <table:table-cell table:style-name="ce1" table:formula="of:=[.C11]*(1+[.$B$3]/100)+[.$C$1]" office:value-type="float" office:value="326129.41443745">
            <text:p>326129</text:p>
          </table:table-cell>
          <table:table-cell table:style-name="ce1" table:formula="of:=[.D11]*(1+[.$B$3]/100)+[.$C$1]" office:value-type="float" office:value="329326.40708952">
            <text:p>329326</text:p>
          </table:table-cell>
          <table:table-cell table:style-name="ce1" table:formula="of:=[.E11]*(1+[.$B$3]/100)+[.$C$1]" office:value-type="float" office:value="332529.394102813">
            <text:p>332529</text:p>
          </table:table-cell>
          <table:table-cell table:style-name="ce1" table:formula="of:=[.F11]*(1+[.$B$3]/100)+[.$C$1]" office:value-type="float" office:value="335738.386716756">
            <text:p>335738</text:p>
          </table:table-cell>
          <table:table-cell table:style-name="ce1" table:formula="of:=[.G11]*(1+[.$B$3]/100)+[.$C$1]" office:value-type="float" office:value="338953.39619185">
            <text:p>338953</text:p>
          </table:table-cell>
          <table:table-cell table:style-name="ce1" table:formula="of:=[.H11]*(1+[.$B$3]/100)+[.$C$1]" office:value-type="float" office:value="342174.43380971">
            <text:p>342174</text:p>
          </table:table-cell>
          <table:table-cell table:style-name="ce1" table:formula="of:=[.I11]*(1+[.$B$3]/100)+[.$C$1]" office:value-type="float" office:value="345401.510873103">
            <text:p>345402</text:p>
          </table:table-cell>
          <table:table-cell table:style-name="ce1" table:formula="of:=[.J11]*(1+[.$B$3]/100)+[.$C$1]" office:value-type="float" office:value="348634.63870599">
            <text:p>348635</text:p>
          </table:table-cell>
          <table:table-cell table:style-name="ce1" table:formula="of:=[.K11]*(1+[.$B$3]/100)+[.$C$1]" office:value-type="float" office:value="351873.828653564">
            <text:p>351874</text:p>
          </table:table-cell>
          <table:table-cell table:style-name="ce1" table:formula="of:=[.L11]*(1+[.$B$3]/100)+[.$C$1]" office:value-type="float" office:value="355119.092082289">
            <text:p>355119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1" table:formula="of:=[.M11]*(1+[.$B$3]/100)+[.$C$1]" office:value-type="float" office:value="358370.440379944">
            <text:p>358370</text:p>
          </table:table-cell>
          <table:table-cell table:style-name="ce1" table:formula="of:=[.B12]*(1+[.$B$3]/100)+[.$C$1]" office:value-type="float" office:value="361627.884955656">
            <text:p>361628</text:p>
          </table:table-cell>
          <table:table-cell table:style-name="ce1" table:formula="of:=[.C12]*(1+[.$B$3]/100)+[.$C$1]" office:value-type="float" office:value="364891.437239948">
            <text:p>364891</text:p>
          </table:table-cell>
          <table:table-cell table:style-name="ce1" table:formula="of:=[.D12]*(1+[.$B$3]/100)+[.$C$1]" office:value-type="float" office:value="368161.108684773">
            <text:p>368161</text:p>
          </table:table-cell>
          <table:table-cell table:style-name="ce1" table:formula="of:=[.E12]*(1+[.$B$3]/100)+[.$C$1]" office:value-type="float" office:value="371436.910763557">
            <text:p>371437</text:p>
          </table:table-cell>
          <table:table-cell table:style-name="ce1" table:formula="of:=[.F12]*(1+[.$B$3]/100)+[.$C$1]" office:value-type="float" office:value="374718.854971239">
            <text:p>374719</text:p>
          </table:table-cell>
          <table:table-cell table:style-name="ce1" table:formula="of:=[.G12]*(1+[.$B$3]/100)+[.$C$1]" office:value-type="float" office:value="378006.95282431">
            <text:p>378007</text:p>
          </table:table-cell>
          <table:table-cell table:style-name="ce1" table:formula="of:=[.H12]*(1+[.$B$3]/100)+[.$C$1]" office:value-type="float" office:value="381301.215860855">
            <text:p>381301</text:p>
          </table:table-cell>
          <table:table-cell table:style-name="ce1" table:formula="of:=[.I12]*(1+[.$B$3]/100)+[.$C$1]" office:value-type="float" office:value="384601.655640594">
            <text:p>384602</text:p>
          </table:table-cell>
          <table:table-cell table:style-name="ce1" table:formula="of:=[.J12]*(1+[.$B$3]/100)+[.$C$1]" office:value-type="float" office:value="387908.283744921">
            <text:p>387908</text:p>
          </table:table-cell>
          <table:table-cell table:style-name="ce1" table:formula="of:=[.K12]*(1+[.$B$3]/100)+[.$C$1]" office:value-type="float" office:value="391221.111776942">
            <text:p>391221</text:p>
          </table:table-cell>
          <table:table-cell table:style-name="ce1" table:formula="of:=[.L12]*(1+[.$B$3]/100)+[.$C$1]" office:value-type="float" office:value="394540.151361524">
            <text:p>394540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[.M12]*(1+[.$B$3]/100)+[.$C$1]" office:value-type="float" office:value="397865.414145327">
            <text:p>397865</text:p>
          </table:table-cell>
          <table:table-cell table:style-name="ce1" table:formula="of:=[.B13]*(1+[.$B$3]/100)+[.$C$1]" office:value-type="float" office:value="401196.91179685">
            <text:p>401197</text:p>
          </table:table-cell>
          <table:table-cell table:style-name="ce1" table:formula="of:=[.C13]*(1+[.$B$3]/100)+[.$C$1]" office:value-type="float" office:value="404534.656006469">
            <text:p>404535</text:p>
          </table:table-cell>
          <table:table-cell table:style-name="ce1" table:formula="of:=[.D13]*(1+[.$B$3]/100)+[.$C$1]" office:value-type="float" office:value="407878.658486481">
            <text:p>407879</text:p>
          </table:table-cell>
          <table:table-cell table:style-name="ce1" table:formula="of:=[.E13]*(1+[.$B$3]/100)+[.$C$1]" office:value-type="float" office:value="411228.930971143">
            <text:p>411229</text:p>
          </table:table-cell>
          <table:table-cell table:style-name="ce1" table:formula="of:=[.F13]*(1+[.$B$3]/100)+[.$C$1]" office:value-type="float" office:value="414585.485216714">
            <text:p>414585</text:p>
          </table:table-cell>
          <table:table-cell table:style-name="ce1" table:formula="of:=[.G13]*(1+[.$B$3]/100)+[.$C$1]" office:value-type="float" office:value="417948.333001495">
            <text:p>417948</text:p>
          </table:table-cell>
          <table:table-cell table:style-name="ce1" table:formula="of:=[.H13]*(1+[.$B$3]/100)+[.$C$1]" office:value-type="float" office:value="421317.486125873">
            <text:p>421317</text:p>
          </table:table-cell>
          <table:table-cell table:style-name="ce1" table:formula="of:=[.I13]*(1+[.$B$3]/100)+[.$C$1]" office:value-type="float" office:value="424692.956412359">
            <text:p>424693</text:p>
          </table:table-cell>
          <table:table-cell table:style-name="ce1" table:formula="of:=[.J13]*(1+[.$B$3]/100)+[.$C$1]" office:value-type="float" office:value="428074.755705632">
            <text:p>428075</text:p>
          </table:table-cell>
          <table:table-cell table:style-name="ce1" table:formula="of:=[.K13]*(1+[.$B$3]/100)+[.$C$1]" office:value-type="float" office:value="431462.89587258">
            <text:p>431463</text:p>
          </table:table-cell>
          <table:table-cell table:style-name="ce1" table:formula="of:=[.L13]*(1+[.$B$3]/100)+[.$C$1]" office:value-type="float" office:value="434857.388802342">
            <text:p>434857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style-name="ce1" table:formula="of:=[.M13]*(1+[.$B$3]/100)+[.$C$1]" office:value-type="float" office:value="438258.246406346">
            <text:p>438258</text:p>
          </table:table-cell>
          <table:table-cell table:style-name="ce1" table:formula="of:=[.B14]*(1+[.$B$3]/100)+[.$C$1]" office:value-type="float" office:value="441665.480618358">
            <text:p>441665</text:p>
          </table:table-cell>
          <table:table-cell table:style-name="ce1" table:formula="of:=[.C14]*(1+[.$B$3]/100)+[.$C$1]" office:value-type="float" office:value="445079.103394517">
            <text:p>445079</text:p>
          </table:table-cell>
          <table:table-cell table:style-name="ce1" table:formula="of:=[.D14]*(1+[.$B$3]/100)+[.$C$1]" office:value-type="float" office:value="448499.126713382">
            <text:p>448499</text:p>
          </table:table-cell>
          <table:table-cell table:style-name="ce1" table:formula="of:=[.E14]*(1+[.$B$3]/100)+[.$C$1]" office:value-type="float" office:value="451925.56257597">
            <text:p>451926</text:p>
          </table:table-cell>
          <table:table-cell table:style-name="ce1" table:formula="of:=[.F14]*(1+[.$B$3]/100)+[.$C$1]" office:value-type="float" office:value="455358.4230058">
            <text:p>455358</text:p>
          </table:table-cell>
          <table:table-cell table:style-name="ce1" table:formula="of:=[.G14]*(1+[.$B$3]/100)+[.$C$1]" office:value-type="float" office:value="458797.720048936">
            <text:p>458798</text:p>
          </table:table-cell>
          <table:table-cell table:style-name="ce1" table:formula="of:=[.H14]*(1+[.$B$3]/100)+[.$C$1]" office:value-type="float" office:value="462243.465774027">
            <text:p>462243</text:p>
          </table:table-cell>
          <table:table-cell table:style-name="ce1" table:formula="of:=[.I14]*(1+[.$B$3]/100)+[.$C$1]" office:value-type="float" office:value="465695.672272354">
            <text:p>465696</text:p>
          </table:table-cell>
          <table:table-cell table:style-name="ce1" table:formula="of:=[.J14]*(1+[.$B$3]/100)+[.$C$1]" office:value-type="float" office:value="469154.351657864">
            <text:p>469154</text:p>
          </table:table-cell>
          <table:table-cell table:style-name="ce1" table:formula="of:=[.K14]*(1+[.$B$3]/100)+[.$C$1]" office:value-type="float" office:value="472619.516067223">
            <text:p>472620</text:p>
          </table:table-cell>
          <table:table-cell table:style-name="ce1" table:formula="of:=[.L14]*(1+[.$B$3]/100)+[.$C$1]" office:value-type="float" office:value="476091.177659849">
            <text:p>476091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[.M14]*(1+[.$B$3]/100)+[.$C$1]" office:value-type="float" office:value="479569.348617961">
            <text:p>479569</text:p>
          </table:table-cell>
          <table:table-cell table:style-name="ce1" table:formula="of:=[.B15]*(1+[.$B$3]/100)+[.$C$1]" office:value-type="float" office:value="483054.04114662">
            <text:p>483054</text:p>
          </table:table-cell>
          <table:table-cell table:style-name="ce1" table:formula="of:=[.C15]*(1+[.$B$3]/100)+[.$C$1]" office:value-type="float" office:value="486545.26747377">
            <text:p>486545</text:p>
          </table:table-cell>
          <table:table-cell table:style-name="ce1" table:formula="of:=[.D15]*(1+[.$B$3]/100)+[.$C$1]" office:value-type="float" office:value="490043.039850283">
            <text:p>490043</text:p>
          </table:table-cell>
          <table:table-cell table:style-name="ce1" table:formula="of:=[.E15]*(1+[.$B$3]/100)+[.$C$1]" office:value-type="float" office:value="493547.370550002">
            <text:p>493547</text:p>
          </table:table-cell>
          <table:table-cell table:style-name="ce1" table:formula="of:=[.F15]*(1+[.$B$3]/100)+[.$C$1]" office:value-type="float" office:value="497058.271869784">
            <text:p>497058</text:p>
          </table:table-cell>
          <table:table-cell table:style-name="ce1" table:formula="of:=[.G15]*(1+[.$B$3]/100)+[.$C$1]" office:value-type="float" office:value="500575.75612954">
            <text:p>500576</text:p>
          </table:table-cell>
          <table:table-cell table:style-name="ce1" table:formula="of:=[.H15]*(1+[.$B$3]/100)+[.$C$1]" office:value-type="float" office:value="504099.835672283">
            <text:p>504100</text:p>
          </table:table-cell>
          <table:table-cell table:style-name="ce1" table:formula="of:=[.I15]*(1+[.$B$3]/100)+[.$C$1]" office:value-type="float" office:value="507630.522864168">
            <text:p>507631</text:p>
          </table:table-cell>
          <table:table-cell table:style-name="ce1" table:formula="of:=[.J15]*(1+[.$B$3]/100)+[.$C$1]" office:value-type="float" office:value="511167.830094539">
            <text:p>511168</text:p>
          </table:table-cell>
          <table:table-cell table:style-name="ce1" table:formula="of:=[.K15]*(1+[.$B$3]/100)+[.$C$1]" office:value-type="float" office:value="514711.769775966">
            <text:p>514712</text:p>
          </table:table-cell>
          <table:table-cell table:style-name="ce1" table:formula="of:=[.L15]*(1+[.$B$3]/100)+[.$C$1]" office:value-type="float" office:value="518262.354344296">
            <text:p>518262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[.M15]*(1+[.$B$3]/100)+[.$C$1]" office:value-type="float" office:value="521819.596258691">
            <text:p>521820</text:p>
          </table:table-cell>
          <table:table-cell table:style-name="ce1" table:formula="of:=[.B16]*(1+[.$B$3]/100)+[.$C$1]" office:value-type="float" office:value="525383.508001677">
            <text:p>525384</text:p>
          </table:table-cell>
          <table:table-cell table:style-name="ce1" table:formula="of:=[.C16]*(1+[.$B$3]/100)+[.$C$1]" office:value-type="float" office:value="528954.10207918">
            <text:p>528954</text:p>
          </table:table-cell>
          <table:table-cell table:style-name="ce1" table:formula="of:=[.D16]*(1+[.$B$3]/100)+[.$C$1]" office:value-type="float" office:value="532531.391020578">
            <text:p>532531</text:p>
          </table:table-cell>
          <table:table-cell table:style-name="ce1" table:formula="of:=[.E16]*(1+[.$B$3]/100)+[.$C$1]" office:value-type="float" office:value="536115.387378742">
            <text:p>536115</text:p>
          </table:table-cell>
          <table:table-cell table:style-name="ce1" table:formula="of:=[.F16]*(1+[.$B$3]/100)+[.$C$1]" office:value-type="float" office:value="539706.103730077">
            <text:p>539706</text:p>
          </table:table-cell>
          <table:table-cell table:style-name="ce1" table:formula="of:=[.G16]*(1+[.$B$3]/100)+[.$C$1]" office:value-type="float" office:value="543303.552674571">
            <text:p>543304</text:p>
          </table:table-cell>
          <table:table-cell table:style-name="ce1" table:formula="of:=[.H16]*(1+[.$B$3]/100)+[.$C$1]" office:value-type="float" office:value="546907.746835836">
            <text:p>546908</text:p>
          </table:table-cell>
          <table:table-cell table:style-name="ce1" table:formula="of:=[.I16]*(1+[.$B$3]/100)+[.$C$1]" office:value-type="float" office:value="550518.698861153">
            <text:p>550519</text:p>
          </table:table-cell>
          <table:table-cell table:style-name="ce1" table:formula="of:=[.J16]*(1+[.$B$3]/100)+[.$C$1]" office:value-type="float" office:value="554136.421421518">
            <text:p>554136</text:p>
          </table:table-cell>
          <table:table-cell table:style-name="ce1" table:formula="of:=[.K16]*(1+[.$B$3]/100)+[.$C$1]" office:value-type="float" office:value="557760.927211683">
            <text:p>557761</text:p>
          </table:table-cell>
          <table:table-cell table:style-name="ce1" table:formula="of:=[.L16]*(1+[.$B$3]/100)+[.$C$1]" office:value-type="float" office:value="561392.228950205">
            <text:p>561392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f:=[.M16]*(1+[.$B$3]/100)+[.$C$1]" office:value-type="float" office:value="565030.339379487">
            <text:p>565030</text:p>
          </table:table-cell>
          <table:table-cell table:style-name="ce1" table:formula="of:=[.B17]*(1+[.$B$3]/100)+[.$C$1]" office:value-type="float" office:value="568675.271265823">
            <text:p>568675</text:p>
          </table:table-cell>
          <table:table-cell table:style-name="ce1" table:formula="of:=[.C17]*(1+[.$B$3]/100)+[.$C$1]" office:value-type="float" office:value="572327.037399447">
            <text:p>572327</text:p>
          </table:table-cell>
          <table:table-cell table:style-name="ce1" table:formula="of:=[.D17]*(1+[.$B$3]/100)+[.$C$1]" office:value-type="float" office:value="575985.650594571">
            <text:p>575986</text:p>
          </table:table-cell>
          <table:table-cell table:style-name="ce1" table:formula="of:=[.E17]*(1+[.$B$3]/100)+[.$C$1]" office:value-type="float" office:value="579651.123689436">
            <text:p>579651</text:p>
          </table:table-cell>
          <table:table-cell table:style-name="ce1" table:formula="of:=[.F17]*(1+[.$B$3]/100)+[.$C$1]" office:value-type="float" office:value="583323.469546353">
            <text:p>583323</text:p>
          </table:table-cell>
          <table:table-cell table:style-name="ce1" table:formula="of:=[.G17]*(1+[.$B$3]/100)+[.$C$1]" office:value-type="float" office:value="587002.701051753">
            <text:p>587003</text:p>
          </table:table-cell>
          <table:table-cell table:style-name="ce1" table:formula="of:=[.H17]*(1+[.$B$3]/100)+[.$C$1]" office:value-type="float" office:value="590688.831116225">
            <text:p>590689</text:p>
          </table:table-cell>
          <table:table-cell table:style-name="ce1" table:formula="of:=[.I17]*(1+[.$B$3]/100)+[.$C$1]" office:value-type="float" office:value="594381.872674568">
            <text:p>594382</text:p>
          </table:table-cell>
          <table:table-cell table:style-name="ce1" table:formula="of:=[.J17]*(1+[.$B$3]/100)+[.$C$1]" office:value-type="float" office:value="598081.838685833">
            <text:p>598082</text:p>
          </table:table-cell>
          <table:table-cell table:style-name="ce1" table:formula="of:=[.K17]*(1+[.$B$3]/100)+[.$C$1]" office:value-type="float" office:value="601788.742133369">
            <text:p>601789</text:p>
          </table:table-cell>
          <table:table-cell table:style-name="ce1" table:formula="of:=[.L17]*(1+[.$B$3]/100)+[.$C$1]" office:value-type="float" office:value="605502.596024869">
            <text:p>605503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style-name="ce1" table:formula="of:=[.M17]*(1+[.$B$3]/100)+[.$C$1]" office:value-type="float" office:value="609223.413392416">
            <text:p>609223</text:p>
          </table:table-cell>
          <table:table-cell table:style-name="ce1" table:formula="of:=[.B18]*(1+[.$B$3]/100)+[.$C$1]" office:value-type="float" office:value="612951.207292526">
            <text:p>612951</text:p>
          </table:table-cell>
          <table:table-cell table:style-name="ce1" table:formula="of:=[.C18]*(1+[.$B$3]/100)+[.$C$1]" office:value-type="float" office:value="616685.9908062">
            <text:p>616686</text:p>
          </table:table-cell>
          <table:table-cell table:style-name="ce1" table:formula="of:=[.D18]*(1+[.$B$3]/100)+[.$C$1]" office:value-type="float" office:value="620427.777038962">
            <text:p>620428</text:p>
          </table:table-cell>
          <table:table-cell table:style-name="ce1" table:formula="of:=[.E18]*(1+[.$B$3]/100)+[.$C$1]" office:value-type="float" office:value="624176.57912091">
            <text:p>624177</text:p>
          </table:table-cell>
          <table:table-cell table:style-name="ce1" table:formula="of:=[.F18]*(1+[.$B$3]/100)+[.$C$1]" office:value-type="float" office:value="627932.410206762">
            <text:p>627932</text:p>
          </table:table-cell>
          <table:table-cell table:style-name="ce1" table:formula="of:=[.G18]*(1+[.$B$3]/100)+[.$C$1]" office:value-type="float" office:value="631695.283475899">
            <text:p>631695</text:p>
          </table:table-cell>
          <table:table-cell table:style-name="ce1" table:formula="of:=[.H18]*(1+[.$B$3]/100)+[.$C$1]" office:value-type="float" office:value="635465.212132417">
            <text:p>635465</text:p>
          </table:table-cell>
          <table:table-cell table:style-name="ce1" table:formula="of:=[.I18]*(1+[.$B$3]/100)+[.$C$1]" office:value-type="float" office:value="639242.209405165">
            <text:p>639242</text:p>
          </table:table-cell>
          <table:table-cell table:style-name="ce1" table:formula="of:=[.J18]*(1+[.$B$3]/100)+[.$C$1]" office:value-type="float" office:value="643026.2885478">
            <text:p>643026</text:p>
          </table:table-cell>
          <table:table-cell table:style-name="ce1" table:formula="of:=[.K18]*(1+[.$B$3]/100)+[.$C$1]" office:value-type="float" office:value="646817.462838827">
            <text:p>646817</text:p>
          </table:table-cell>
          <table:table-cell table:style-name="ce1" table:formula="of:=[.L18]*(1+[.$B$3]/100)+[.$C$1]" office:value-type="float" office:value="650615.74558165">
            <text:p>650616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style-name="ce1" table:formula="of:=[.M18]*(1+[.$B$3]/100)+[.$C$1]" office:value-type="float" office:value="654421.150104615">
            <text:p>654421</text:p>
          </table:table-cell>
          <table:table-cell table:style-name="ce1" table:formula="of:=[.B19]*(1+[.$B$3]/100)+[.$C$1]" office:value-type="float" office:value="658233.689761062">
            <text:p>658234</text:p>
          </table:table-cell>
          <table:table-cell table:style-name="ce1" table:formula="of:=[.C19]*(1+[.$B$3]/100)+[.$C$1]" office:value-type="float" office:value="662053.377929364">
            <text:p>662053</text:p>
          </table:table-cell>
          <table:table-cell table:style-name="ce1" table:formula="of:=[.D19]*(1+[.$B$3]/100)+[.$C$1]" office:value-type="float" office:value="665880.228012981">
            <text:p>665880</text:p>
          </table:table-cell>
          <table:table-cell table:style-name="ce1" table:formula="of:=[.E19]*(1+[.$B$3]/100)+[.$C$1]" office:value-type="float" office:value="669714.253440506">
            <text:p>669714</text:p>
          </table:table-cell>
          <table:table-cell table:style-name="ce1" table:formula="of:=[.F19]*(1+[.$B$3]/100)+[.$C$1]" office:value-type="float" office:value="673555.467665707">
            <text:p>673555</text:p>
          </table:table-cell>
          <table:table-cell table:style-name="ce1" table:formula="of:=[.G19]*(1+[.$B$3]/100)+[.$C$1]" office:value-type="float" office:value="677403.88416758">
            <text:p>677404</text:p>
          </table:table-cell>
          <table:table-cell table:style-name="ce1" table:formula="of:=[.H19]*(1+[.$B$3]/100)+[.$C$1]" office:value-type="float" office:value="681259.516450394">
            <text:p>681260</text:p>
          </table:table-cell>
          <table:table-cell table:style-name="ce1" table:formula="of:=[.I19]*(1+[.$B$3]/100)+[.$C$1]" office:value-type="float" office:value="685122.378043739">
            <text:p>685122</text:p>
          </table:table-cell>
          <table:table-cell table:style-name="ce1" table:formula="of:=[.J19]*(1+[.$B$3]/100)+[.$C$1]" office:value-type="float" office:value="688992.482502571">
            <text:p>688992</text:p>
          </table:table-cell>
          <table:table-cell table:style-name="ce1" table:formula="of:=[.K19]*(1+[.$B$3]/100)+[.$C$1]" office:value-type="float" office:value="692869.843407263">
            <text:p>692870</text:p>
          </table:table-cell>
          <table:table-cell table:style-name="ce1" table:formula="of:=[.L19]*(1+[.$B$3]/100)+[.$C$1]" office:value-type="float" office:value="696754.474363652">
            <text:p>696754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[.M19]*(1+[.$B$3]/100)+[.$C$1]" office:value-type="float" office:value="700646.389003084">
            <text:p>700646</text:p>
          </table:table-cell>
          <table:table-cell table:style-name="ce1" table:formula="of:=[.B20]*(1+[.$B$3]/100)+[.$C$1]" office:value-type="float" office:value="704545.600982465">
            <text:p>704546</text:p>
          </table:table-cell>
          <table:table-cell table:style-name="ce1" table:formula="of:=[.C20]*(1+[.$B$3]/100)+[.$C$1]" office:value-type="float" office:value="708452.123984307">
            <text:p>708452</text:p>
          </table:table-cell>
          <table:table-cell table:style-name="ce1" table:formula="of:=[.D20]*(1+[.$B$3]/100)+[.$C$1]" office:value-type="float" office:value="712365.971716777">
            <text:p>712366</text:p>
          </table:table-cell>
          <table:table-cell table:style-name="ce1" table:formula="of:=[.E20]*(1+[.$B$3]/100)+[.$C$1]" office:value-type="float" office:value="716287.157913746">
            <text:p>716287</text:p>
          </table:table-cell>
          <table:table-cell table:style-name="ce1" table:formula="of:=[.F20]*(1+[.$B$3]/100)+[.$C$1]" office:value-type="float" office:value="720215.696334835">
            <text:p>720216</text:p>
          </table:table-cell>
          <table:table-cell table:style-name="ce1" table:formula="of:=[.G20]*(1+[.$B$3]/100)+[.$C$1]" office:value-type="float" office:value="724151.600765463">
            <text:p>724152</text:p>
          </table:table-cell>
          <table:table-cell table:style-name="ce1" table:formula="of:=[.H20]*(1+[.$B$3]/100)+[.$C$1]" office:value-type="float" office:value="728094.885016898">
            <text:p>728095</text:p>
          </table:table-cell>
          <table:table-cell table:style-name="ce1" table:formula="of:=[.I20]*(1+[.$B$3]/100)+[.$C$1]" office:value-type="float" office:value="732045.562926305">
            <text:p>732046</text:p>
          </table:table-cell>
          <table:table-cell table:style-name="ce1" table:formula="of:=[.J20]*(1+[.$B$3]/100)+[.$C$1]" office:value-type="float" office:value="736003.648356791">
            <text:p>736004</text:p>
          </table:table-cell>
          <table:table-cell table:style-name="ce1" table:formula="of:=[.K20]*(1+[.$B$3]/100)+[.$C$1]" office:value-type="float" office:value="739969.15519746">
            <text:p>739969</text:p>
          </table:table-cell>
          <table:table-cell table:style-name="ce1" table:formula="of:=[.L20]*(1+[.$B$3]/100)+[.$C$1]" office:value-type="float" office:value="743942.097363456">
            <text:p>74394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style-name="ce1" table:formula="of:=[.M20]*(1+[.$B$3]/100)+[.$C$1]" office:value-type="float" office:value="747922.488796012">
            <text:p>747922</text:p>
          </table:table-cell>
          <table:table-cell table:style-name="ce1" table:formula="of:=[.B21]*(1+[.$B$3]/100)+[.$C$1]" office:value-type="float" office:value="751910.343462505">
            <text:p>751910</text:p>
          </table:table-cell>
          <table:table-cell table:style-name="ce1" table:formula="of:=[.C21]*(1+[.$B$3]/100)+[.$C$1]" office:value-type="float" office:value="755905.675356497">
            <text:p>755906</text:p>
          </table:table-cell>
          <table:table-cell table:style-name="ce1" table:formula="of:=[.D21]*(1+[.$B$3]/100)+[.$C$1]" office:value-type="float" office:value="759908.498497791">
            <text:p>759908</text:p>
          </table:table-cell>
          <table:table-cell table:style-name="ce1" table:formula="of:=[.E21]*(1+[.$B$3]/100)+[.$C$1]" office:value-type="float" office:value="763918.826932474">
            <text:p>763919</text:p>
          </table:table-cell>
          <table:table-cell table:style-name="ce1" table:formula="of:=[.F21]*(1+[.$B$3]/100)+[.$C$1]" office:value-type="float" office:value="767936.674732972">
            <text:p>767937</text:p>
          </table:table-cell>
          <table:table-cell table:style-name="ce1" table:formula="of:=[.G21]*(1+[.$B$3]/100)+[.$C$1]" office:value-type="float" office:value="771962.055998097">
            <text:p>771962</text:p>
          </table:table-cell>
          <table:table-cell table:style-name="ce1" table:formula="of:=[.H21]*(1+[.$B$3]/100)+[.$C$1]" office:value-type="float" office:value="775994.984853093">
            <text:p>775995</text:p>
          </table:table-cell>
          <table:table-cell table:style-name="ce1" table:formula="of:=[.I21]*(1+[.$B$3]/100)+[.$C$1]" office:value-type="float" office:value="780035.475449693">
            <text:p>780035</text:p>
          </table:table-cell>
          <table:table-cell table:style-name="ce1" table:formula="of:=[.J21]*(1+[.$B$3]/100)+[.$C$1]" office:value-type="float" office:value="784083.541966161">
            <text:p>784084</text:p>
          </table:table-cell>
          <table:table-cell table:style-name="ce1" table:formula="of:=[.K21]*(1+[.$B$3]/100)+[.$C$1]" office:value-type="float" office:value="788139.198607348">
            <text:p>788139</text:p>
          </table:table-cell>
          <table:table-cell table:style-name="ce1" table:formula="of:=[.L21]*(1+[.$B$3]/100)+[.$C$1]" office:value-type="float" office:value="792202.459604737">
            <text:p>792202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style-name="ce1" table:formula="of:=[.M21]*(1+[.$B$3]/100)+[.$C$1]" office:value-type="float" office:value="796273.339216496">
            <text:p>796273</text:p>
          </table:table-cell>
          <table:table-cell table:style-name="ce1" table:formula="of:=[.B22]*(1+[.$B$3]/100)+[.$C$1]" office:value-type="float" office:value="800351.851727527">
            <text:p>800352</text:p>
          </table:table-cell>
          <table:table-cell table:style-name="ce1" table:formula="of:=[.C22]*(1+[.$B$3]/100)+[.$C$1]" office:value-type="float" office:value="804438.011449516">
            <text:p>804438</text:p>
          </table:table-cell>
          <table:table-cell table:style-name="ce1" table:formula="of:=[.D22]*(1+[.$B$3]/100)+[.$C$1]" office:value-type="float" office:value="808531.832720984">
            <text:p>808532</text:p>
          </table:table-cell>
          <table:table-cell table:style-name="ce1" table:formula="of:=[.E22]*(1+[.$B$3]/100)+[.$C$1]" office:value-type="float" office:value="812633.329907336">
            <text:p>812633</text:p>
          </table:table-cell>
          <table:table-cell table:style-name="ce1" table:formula="of:=[.F22]*(1+[.$B$3]/100)+[.$C$1]" office:value-type="float" office:value="816742.517400912">
            <text:p>816743</text:p>
          </table:table-cell>
          <table:table-cell table:style-name="ce1" table:formula="of:=[.G22]*(1+[.$B$3]/100)+[.$C$1]" office:value-type="float" office:value="820859.409621039">
            <text:p>820859</text:p>
          </table:table-cell>
          <table:table-cell table:style-name="ce1" table:formula="of:=[.H22]*(1+[.$B$3]/100)+[.$C$1]" office:value-type="float" office:value="824984.021014078">
            <text:p>824984</text:p>
          </table:table-cell>
          <table:table-cell table:style-name="ce1" table:formula="of:=[.I22]*(1+[.$B$3]/100)+[.$C$1]" office:value-type="float" office:value="829116.36605348">
            <text:p>829116</text:p>
          </table:table-cell>
          <table:table-cell table:style-name="ce1" table:formula="of:=[.J22]*(1+[.$B$3]/100)+[.$C$1]" office:value-type="float" office:value="833256.45923983">
            <text:p>833256</text:p>
          </table:table-cell>
          <table:table-cell table:style-name="ce1" table:formula="of:=[.K22]*(1+[.$B$3]/100)+[.$C$1]" office:value-type="float" office:value="837404.315100905">
            <text:p>837404</text:p>
          </table:table-cell>
          <table:table-cell table:style-name="ce1" table:formula="of:=[.L22]*(1+[.$B$3]/100)+[.$C$1]" office:value-type="float" office:value="841559.948191719">
            <text:p>841560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style-name="ce1" table:formula="of:=[.M22]*(1+[.$B$3]/100)+[.$C$1]" office:value-type="float" office:value="845723.373094578">
            <text:p>845723</text:p>
          </table:table-cell>
          <table:table-cell table:style-name="ce1" table:formula="of:=[.B23]*(1+[.$B$3]/100)+[.$C$1]" office:value-type="float" office:value="849894.604419131">
            <text:p>849895</text:p>
          </table:table-cell>
          <table:table-cell table:style-name="ce1" table:formula="of:=[.C23]*(1+[.$B$3]/100)+[.$C$1]" office:value-type="float" office:value="854073.656802417">
            <text:p>854074</text:p>
          </table:table-cell>
          <table:table-cell table:style-name="ce1" table:formula="of:=[.D23]*(1+[.$B$3]/100)+[.$C$1]" office:value-type="float" office:value="858260.544908921">
            <text:p>858261</text:p>
          </table:table-cell>
          <table:table-cell table:style-name="ce1" table:formula="of:=[.E23]*(1+[.$B$3]/100)+[.$C$1]" office:value-type="float" office:value="862455.283430626">
            <text:p>862455</text:p>
          </table:table-cell>
          <table:table-cell table:style-name="ce1" table:formula="of:=[.F23]*(1+[.$B$3]/100)+[.$C$1]" office:value-type="float" office:value="866657.887087058">
            <text:p>866658</text:p>
          </table:table-cell>
          <table:table-cell table:style-name="ce1" table:formula="of:=[.G23]*(1+[.$B$3]/100)+[.$C$1]" office:value-type="float" office:value="870868.370625347">
            <text:p>870868</text:p>
          </table:table-cell>
          <table:table-cell table:style-name="ce1" table:formula="of:=[.H23]*(1+[.$B$3]/100)+[.$C$1]" office:value-type="float" office:value="875086.748820269">
            <text:p>875087</text:p>
          </table:table-cell>
          <table:table-cell table:style-name="ce1" table:formula="of:=[.I23]*(1+[.$B$3]/100)+[.$C$1]" office:value-type="float" office:value="879313.036474307">
            <text:p>879313</text:p>
          </table:table-cell>
          <table:table-cell table:style-name="ce1" table:formula="of:=[.J23]*(1+[.$B$3]/100)+[.$C$1]" office:value-type="float" office:value="883547.248417696">
            <text:p>883547</text:p>
          </table:table-cell>
          <table:table-cell table:style-name="ce1" table:formula="of:=[.K23]*(1+[.$B$3]/100)+[.$C$1]" office:value-type="float" office:value="887789.39950848">
            <text:p>887789</text:p>
          </table:table-cell>
          <table:table-cell table:style-name="ce1" table:formula="of:=[.L23]*(1+[.$B$3]/100)+[.$C$1]" office:value-type="float" office:value="892039.504632558">
            <text:p>892040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table:style-name="ce1" table:formula="of:=[.M23]*(1+[.$B$3]/100)+[.$C$1]" office:value-type="float" office:value="896297.578703744">
            <text:p>896298</text:p>
          </table:table-cell>
          <table:table-cell table:style-name="ce1" table:formula="of:=[.B24]*(1+[.$B$3]/100)+[.$C$1]" office:value-type="float" office:value="900563.636663814">
            <text:p>900564</text:p>
          </table:table-cell>
          <table:table-cell table:style-name="ce1" table:formula="of:=[.C24]*(1+[.$B$3]/100)+[.$C$1]" office:value-type="float" office:value="904837.693482559">
            <text:p>904838</text:p>
          </table:table-cell>
          <table:table-cell table:style-name="ce1" table:formula="of:=[.D24]*(1+[.$B$3]/100)+[.$C$1]" office:value-type="float" office:value="909119.764157839">
            <text:p>909120</text:p>
          </table:table-cell>
          <table:table-cell table:style-name="ce1" table:formula="of:=[.E24]*(1+[.$B$3]/100)+[.$C$1]" office:value-type="float" office:value="913409.863715635">
            <text:p>913410</text:p>
          </table:table-cell>
          <table:table-cell table:style-name="ce1" table:formula="of:=[.F24]*(1+[.$B$3]/100)+[.$C$1]" office:value-type="float" office:value="917708.007210102">
            <text:p>917708</text:p>
          </table:table-cell>
          <table:table-cell table:style-name="ce1" table:formula="of:=[.G24]*(1+[.$B$3]/100)+[.$C$1]" office:value-type="float" office:value="922014.20972362">
            <text:p>922014</text:p>
          </table:table-cell>
          <table:table-cell table:style-name="ce1" table:formula="of:=[.H24]*(1+[.$B$3]/100)+[.$C$1]" office:value-type="float" office:value="926328.486366852">
            <text:p>926328</text:p>
          </table:table-cell>
          <table:table-cell table:style-name="ce1" table:formula="of:=[.I24]*(1+[.$B$3]/100)+[.$C$1]" office:value-type="float" office:value="930650.85227879">
            <text:p>930651</text:p>
          </table:table-cell>
          <table:table-cell table:style-name="ce1" table:formula="of:=[.J24]*(1+[.$B$3]/100)+[.$C$1]" office:value-type="float" office:value="934981.322626813">
            <text:p>934981</text:p>
          </table:table-cell>
          <table:table-cell table:style-name="ce1" table:formula="of:=[.K24]*(1+[.$B$3]/100)+[.$C$1]" office:value-type="float" office:value="939319.912606738">
            <text:p>939320</text:p>
          </table:table-cell>
          <table:table-cell table:style-name="ce1" table:formula="of:=[.L24]*(1+[.$B$3]/100)+[.$C$1]" office:value-type="float" office:value="943666.637442876">
            <text:p>943667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table:style-name="ce1" table:formula="of:=[.M24]*(1+[.$B$3]/100)+[.$C$1]" office:value-type="float" office:value="948021.512388081">
            <text:p>948022</text:p>
          </table:table-cell>
          <table:table-cell table:style-name="ce1" table:formula="of:=[.B25]*(1+[.$B$3]/100)+[.$C$1]" office:value-type="float" office:value="952384.552723809">
            <text:p>952385</text:p>
          </table:table-cell>
          <table:table-cell table:style-name="ce1" table:formula="of:=[.C25]*(1+[.$B$3]/100)+[.$C$1]" office:value-type="float" office:value="956755.773760166">
            <text:p>956756</text:p>
          </table:table-cell>
          <table:table-cell table:style-name="ce1" table:formula="of:=[.D25]*(1+[.$B$3]/100)+[.$C$1]" office:value-type="float" office:value="961135.190835967">
            <text:p>961135</text:p>
          </table:table-cell>
          <table:table-cell table:style-name="ce1" table:formula="of:=[.E25]*(1+[.$B$3]/100)+[.$C$1]" office:value-type="float" office:value="965522.819318784">
            <text:p>965523</text:p>
          </table:table-cell>
          <table:table-cell table:style-name="ce1" table:formula="of:=[.F25]*(1+[.$B$3]/100)+[.$C$1]" office:value-type="float" office:value="969918.674605007">
            <text:p>969919</text:p>
          </table:table-cell>
          <table:table-cell table:style-name="ce1" table:formula="of:=[.G25]*(1+[.$B$3]/100)+[.$C$1]" office:value-type="float" office:value="974322.772119892">
            <text:p>974323</text:p>
          </table:table-cell>
          <table:table-cell table:style-name="ce1" table:formula="of:=[.H25]*(1+[.$B$3]/100)+[.$C$1]" office:value-type="float" office:value="978735.127317616">
            <text:p>978735</text:p>
          </table:table-cell>
          <table:table-cell table:style-name="ce1" table:formula="of:=[.I25]*(1+[.$B$3]/100)+[.$C$1]" office:value-type="float" office:value="983155.755681337">
            <text:p>983156</text:p>
          </table:table-cell>
          <table:table-cell table:style-name="ce1" table:formula="of:=[.J25]*(1+[.$B$3]/100)+[.$C$1]" office:value-type="float" office:value="987584.672723239">
            <text:p>987585</text:p>
          </table:table-cell>
          <table:table-cell table:style-name="ce1" table:formula="of:=[.K25]*(1+[.$B$3]/100)+[.$C$1]" office:value-type="float" office:value="992021.893984596">
            <text:p>992022</text:p>
          </table:table-cell>
          <table:table-cell table:style-name="ce1" table:formula="of:=[.L25]*(1+[.$B$3]/100)+[.$C$1]" office:value-type="float" office:value="996467.435035817">
            <text:p>996467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style-name="ce1" table:formula="of:=[.M25]*(1+[.$B$3]/100)+[.$C$1]" office:value-type="float" office:value="1000921.31147651">
            <text:p>1000921</text:p>
          </table:table-cell>
          <table:table-cell table:style-name="ce1" table:formula="of:=[.B26]*(1+[.$B$3]/100)+[.$C$1]" office:value-type="float" office:value="1005383.53893553">
            <text:p>1005384</text:p>
          </table:table-cell>
          <table:table-cell table:style-name="ce1" table:formula="of:=[.C26]*(1+[.$B$3]/100)+[.$C$1]" office:value-type="float" office:value="1009854.13307103">
            <text:p>1009854</text:p>
          </table:table-cell>
          <table:table-cell table:style-name="ce1" table:formula="of:=[.D26]*(1+[.$B$3]/100)+[.$C$1]" office:value-type="float" office:value="1014333.10957054">
            <text:p>1014333</text:p>
          </table:table-cell>
          <table:table-cell table:style-name="ce1" table:formula="of:=[.E26]*(1+[.$B$3]/100)+[.$C$1]" office:value-type="float" office:value="1018820.48415099">
            <text:p>1018820</text:p>
          </table:table-cell>
          <table:table-cell table:style-name="ce1" table:formula="of:=[.F26]*(1+[.$B$3]/100)+[.$C$1]" office:value-type="float" office:value="1023316.27255877">
            <text:p>1023316</text:p>
          </table:table-cell>
          <table:table-cell table:style-name="ce1" table:formula="of:=[.G26]*(1+[.$B$3]/100)+[.$C$1]" office:value-type="float" office:value="1027820.49056982">
            <text:p>1027820</text:p>
          </table:table-cell>
          <table:table-cell table:style-name="ce1" table:formula="of:=[.H26]*(1+[.$B$3]/100)+[.$C$1]" office:value-type="float" office:value="1032333.15398963">
            <text:p>1032333</text:p>
          </table:table-cell>
          <table:table-cell table:style-name="ce1" table:formula="of:=[.I26]*(1+[.$B$3]/100)+[.$C$1]" office:value-type="float" office:value="1036854.27865337">
            <text:p>1036854</text:p>
          </table:table-cell>
          <table:table-cell table:style-name="ce1" table:formula="of:=[.J26]*(1+[.$B$3]/100)+[.$C$1]" office:value-type="float" office:value="1041383.88042584">
            <text:p>1041384</text:p>
          </table:table-cell>
          <table:table-cell table:style-name="ce1" table:formula="of:=[.K26]*(1+[.$B$3]/100)+[.$C$1]" office:value-type="float" office:value="1045921.97520164">
            <text:p>1045922</text:p>
          </table:table-cell>
          <table:table-cell table:style-name="ce1" table:formula="of:=[.L26]*(1+[.$B$3]/100)+[.$C$1]" office:value-type="float" office:value="1050468.57890514">
            <text:p>1050469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table:style-name="ce1" table:formula="of:=[.M26]*(1+[.$B$3]/100)+[.$C$1]" office:value-type="float" office:value="1055023.70749059">
            <text:p>1055024</text:p>
          </table:table-cell>
          <table:table-cell table:style-name="ce1" table:formula="of:=[.B27]*(1+[.$B$3]/100)+[.$C$1]" office:value-type="float" office:value="1059587.37694213">
            <text:p>1059587</text:p>
          </table:table-cell>
          <table:table-cell table:style-name="ce1" table:formula="of:=[.C27]*(1+[.$B$3]/100)+[.$C$1]" office:value-type="float" office:value="1064159.6032739">
            <text:p>1064160</text:p>
          </table:table-cell>
          <table:table-cell table:style-name="ce1" table:formula="of:=[.D27]*(1+[.$B$3]/100)+[.$C$1]" office:value-type="float" office:value="1068740.40253004">
            <text:p>1068740</text:p>
          </table:table-cell>
          <table:table-cell table:style-name="ce1" table:formula="of:=[.E27]*(1+[.$B$3]/100)+[.$C$1]" office:value-type="float" office:value="1073329.79078478">
            <text:p>1073330</text:p>
          </table:table-cell>
          <table:table-cell table:style-name="ce1" table:formula="of:=[.F27]*(1+[.$B$3]/100)+[.$C$1]" office:value-type="float" office:value="1077927.78414251">
            <text:p>1077928</text:p>
          </table:table-cell>
          <table:table-cell table:style-name="ce1" table:formula="of:=[.G27]*(1+[.$B$3]/100)+[.$C$1]" office:value-type="float" office:value="1082534.39873777">
            <text:p>1082534</text:p>
          </table:table-cell>
          <table:table-cell table:style-name="ce1" table:formula="of:=[.H27]*(1+[.$B$3]/100)+[.$C$1]" office:value-type="float" office:value="1087149.65073541">
            <text:p>1087150</text:p>
          </table:table-cell>
          <table:table-cell table:style-name="ce1" table:formula="of:=[.I27]*(1+[.$B$3]/100)+[.$C$1]" office:value-type="float" office:value="1091773.55633053">
            <text:p>1091774</text:p>
          </table:table-cell>
          <table:table-cell table:style-name="ce1" table:formula="of:=[.J27]*(1+[.$B$3]/100)+[.$C$1]" office:value-type="float" office:value="1096406.13174865">
            <text:p>1096406</text:p>
          </table:table-cell>
          <table:table-cell table:style-name="ce1" table:formula="of:=[.K27]*(1+[.$B$3]/100)+[.$C$1]" office:value-type="float" office:value="1101047.39324568">
            <text:p>1101047</text:p>
          </table:table-cell>
          <table:table-cell table:style-name="ce1" table:formula="of:=[.L27]*(1+[.$B$3]/100)+[.$C$1]" office:value-type="float" office:value="1105697.35710802">
            <text:p>1105697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style-name="ce1" table:formula="of:=[.M27]*(1+[.$B$3]/100)+[.$C$1]" office:value-type="float" office:value="1110356.0396526">
            <text:p>1110356</text:p>
          </table:table-cell>
          <table:table-cell table:style-name="ce1" table:formula="of:=[.B28]*(1+[.$B$3]/100)+[.$C$1]" office:value-type="float" office:value="1115023.45722695">
            <text:p>1115023</text:p>
          </table:table-cell>
          <table:table-cell table:style-name="ce1" table:formula="of:=[.C28]*(1+[.$B$3]/100)+[.$C$1]" office:value-type="float" office:value="1119699.62620925">
            <text:p>1119700</text:p>
          </table:table-cell>
          <table:table-cell table:style-name="ce1" table:formula="of:=[.D28]*(1+[.$B$3]/100)+[.$C$1]" office:value-type="float" office:value="1124384.56300839">
            <text:p>1124385</text:p>
          </table:table-cell>
          <table:table-cell table:style-name="ce1" table:formula="of:=[.E28]*(1+[.$B$3]/100)+[.$C$1]" office:value-type="float" office:value="1129078.28406403">
            <text:p>1129078</text:p>
          </table:table-cell>
          <table:table-cell table:style-name="ce1" table:formula="of:=[.F28]*(1+[.$B$3]/100)+[.$C$1]" office:value-type="float" office:value="1133780.80584665">
            <text:p>1133781</text:p>
          </table:table-cell>
          <table:table-cell table:style-name="ce1" table:formula="of:=[.G28]*(1+[.$B$3]/100)+[.$C$1]" office:value-type="float" office:value="1138492.14485761">
            <text:p>1138492</text:p>
          </table:table-cell>
          <table:table-cell table:style-name="ce1" table:formula="of:=[.H28]*(1+[.$B$3]/100)+[.$C$1]" office:value-type="float" office:value="1143212.31762922">
            <text:p>1143212</text:p>
          </table:table-cell>
          <table:table-cell table:style-name="ce1" table:formula="of:=[.I28]*(1+[.$B$3]/100)+[.$C$1]" office:value-type="float" office:value="1147941.34072477">
            <text:p>1147941</text:p>
          </table:table-cell>
          <table:table-cell table:style-name="ce1" table:formula="of:=[.J28]*(1+[.$B$3]/100)+[.$C$1]" office:value-type="float" office:value="1152679.23073863">
            <text:p>1152679</text:p>
          </table:table-cell>
          <table:table-cell table:style-name="ce1" table:formula="of:=[.K28]*(1+[.$B$3]/100)+[.$C$1]" office:value-type="float" office:value="1157426.00429627">
            <text:p>1157426</text:p>
          </table:table-cell>
          <table:table-cell table:style-name="ce1" table:formula="of:=[.L28]*(1+[.$B$3]/100)+[.$C$1]" office:value-type="float" office:value="1162181.67805432">
            <text:p>1162182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style-name="ce1" table:formula="of:=[.M28]*(1+[.$B$3]/100)+[.$C$1]" office:value-type="float" office:value="1166946.26870068">
            <text:p>1166946</text:p>
          </table:table-cell>
          <table:table-cell table:style-name="ce1" table:formula="of:=[.B29]*(1+[.$B$3]/100)+[.$C$1]" office:value-type="float" office:value="1171719.79295449">
            <text:p>1171720</text:p>
          </table:table-cell>
          <table:table-cell table:style-name="ce1" table:formula="of:=[.C29]*(1+[.$B$3]/100)+[.$C$1]" office:value-type="float" office:value="1176502.26756628">
            <text:p>1176502</text:p>
          </table:table-cell>
          <table:table-cell table:style-name="ce1" table:formula="of:=[.D29]*(1+[.$B$3]/100)+[.$C$1]" office:value-type="float" office:value="1181293.70931797">
            <text:p>1181294</text:p>
          </table:table-cell>
          <table:table-cell table:style-name="ce1" table:formula="of:=[.E29]*(1+[.$B$3]/100)+[.$C$1]" office:value-type="float" office:value="1186094.13502294">
            <text:p>1186094</text:p>
          </table:table-cell>
          <table:table-cell table:style-name="ce1" table:formula="of:=[.F29]*(1+[.$B$3]/100)+[.$C$1]" office:value-type="float" office:value="1190903.56152611">
            <text:p>1190904</text:p>
          </table:table-cell>
          <table:table-cell table:style-name="ce1" table:formula="of:=[.G29]*(1+[.$B$3]/100)+[.$C$1]" office:value-type="float" office:value="1195722.00570397">
            <text:p>1195722</text:p>
          </table:table-cell>
          <table:table-cell table:style-name="ce1" table:formula="of:=[.H29]*(1+[.$B$3]/100)+[.$C$1]" office:value-type="float" office:value="1200549.48446466">
            <text:p>1200549</text:p>
          </table:table-cell>
          <table:table-cell table:style-name="ce1" table:formula="of:=[.I29]*(1+[.$B$3]/100)+[.$C$1]" office:value-type="float" office:value="1205386.01474803">
            <text:p>1205386</text:p>
          </table:table-cell>
          <table:table-cell table:style-name="ce1" table:formula="of:=[.J29]*(1+[.$B$3]/100)+[.$C$1]" office:value-type="float" office:value="1210231.61352569">
            <text:p>1210232</text:p>
          </table:table-cell>
          <table:table-cell table:style-name="ce1" table:formula="of:=[.K29]*(1+[.$B$3]/100)+[.$C$1]" office:value-type="float" office:value="1215086.29780105">
            <text:p>1215086</text:p>
          </table:table-cell>
          <table:table-cell table:style-name="ce1" table:formula="of:=[.L29]*(1+[.$B$3]/100)+[.$C$1]" office:value-type="float" office:value="1219950.08460942">
            <text:p>1219950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table:style-name="ce1" table:formula="of:=[.M29]*(1+[.$B$3]/100)+[.$C$1]" office:value-type="float" office:value="1224822.99101807">
            <text:p>1224823</text:p>
          </table:table-cell>
          <table:table-cell table:style-name="ce1" table:formula="of:=[.B30]*(1+[.$B$3]/100)+[.$C$1]" office:value-type="float" office:value="1229705.03412623">
            <text:p>1229705</text:p>
          </table:table-cell>
          <table:table-cell table:style-name="ce1" table:formula="of:=[.C30]*(1+[.$B$3]/100)+[.$C$1]" office:value-type="float" office:value="1234596.23106521">
            <text:p>1234596</text:p>
          </table:table-cell>
          <table:table-cell table:style-name="ce1" table:formula="of:=[.D30]*(1+[.$B$3]/100)+[.$C$1]" office:value-type="float" office:value="1239496.59899846">
            <text:p>1239497</text:p>
          </table:table-cell>
          <table:table-cell table:style-name="ce1" table:formula="of:=[.E30]*(1+[.$B$3]/100)+[.$C$1]" office:value-type="float" office:value="1244406.15512158">
            <text:p>1244406</text:p>
          </table:table-cell>
          <table:table-cell table:style-name="ce1" table:formula="of:=[.F30]*(1+[.$B$3]/100)+[.$C$1]" office:value-type="float" office:value="1249324.91666244">
            <text:p>1249325</text:p>
          </table:table-cell>
          <table:table-cell table:style-name="ce1" table:formula="of:=[.G30]*(1+[.$B$3]/100)+[.$C$1]" office:value-type="float" office:value="1254252.90088118">
            <text:p>1254253</text:p>
          </table:table-cell>
          <table:table-cell table:style-name="ce1" table:formula="of:=[.H30]*(1+[.$B$3]/100)+[.$C$1]" office:value-type="float" office:value="1259190.12507033">
            <text:p>1259190</text:p>
          </table:table-cell>
          <table:table-cell table:style-name="ce1" table:formula="of:=[.I30]*(1+[.$B$3]/100)+[.$C$1]" office:value-type="float" office:value="1264136.60655484">
            <text:p>1264137</text:p>
          </table:table-cell>
          <table:table-cell table:style-name="ce1" table:formula="of:=[.J30]*(1+[.$B$3]/100)+[.$C$1]" office:value-type="float" office:value="1269092.36269213">
            <text:p>1269092</text:p>
          </table:table-cell>
          <table:table-cell table:style-name="ce1" table:formula="of:=[.K30]*(1+[.$B$3]/100)+[.$C$1]" office:value-type="float" office:value="1274057.41087218">
            <text:p>1274057</text:p>
          </table:table-cell>
          <table:table-cell table:style-name="ce1" table:formula="of:=[.L30]*(1+[.$B$3]/100)+[.$C$1]" office:value-type="float" office:value="1279031.76851756">
            <text:p>1279032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8">08/06/2024</text:date>, <text:time>18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T</meta:initial-creator>
    <meta:creation-date>2024-06-08T17:34:18.70</meta:creation-date>
    <dc:date>2024-06-08T18:05:21.73</dc:date>
    <dc:creator>T T</dc:creator>
    <meta:editing-duration>PT15M52S</meta:editing-duration>
    <meta:editing-cycles>1</meta:editing-cycles>
    <meta:document-statistic meta:table-count="3" meta:cell-count="345" meta:object-count="0"/>
    <meta:generator>OpenOffice/4.1.14$Win32 OpenOffice.org_project/4114m1$Build-9811</meta:generator>
  </office:meta>
</office:document-meta>
</file>